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15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w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NA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</number:number-style>
    <number:number-style style:name="N111">
      <style:text-properties fo:color="#ff0000"/>
      <number:text>-$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shall, Jonathan</meta:initial-creator>
    <meta:creation-date>2015-04-02T04:47:35</meta:creation-date>
    <dc:creator>Marshall, Jonathan</dc:creator>
    <dc:date>2015-04-08T06:59:54</dc:date>
    <meta:document-statistic meta:table-count="3" meta:cell-count="9" meta:object-count="0"/>
    <meta:generator>LibreOffice/4.2.7.2$Linux_X86_64 LibreOffice_project/420m0$Build-2</meta:generator>
  </office:meta>
</office:document-meta>
</file>